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ce Script MT" svg:font-family="'Palace Script MT'" style:font-adornments="Fett" style:font-pitch="variable"/>
  </office:font-face-decls>
  <office:automatic-styles>
    <style:style style:name="co3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6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010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mua" table:style-name="ta1"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2" table:default-cell-style-name="ce5"/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etfunc</text:p>
          </table:table-cell>
          <table:table-cell table:style-name="ce5" office:value-type="string" calcext:value-type="string">
            <text:p>log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<text:s/>17:12:34.33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am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am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amf-comm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5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ngap_server() [127.0.0.5]:38412 (../src/amf/ngap-sctp.c:6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sctp</text:p>
          </table:table-cell>
          <table:table-cell office:value-type="string" calcext:value-type="string">
            <text:p><text:s/>INFO: AMF initialize...done (../src/amf/app.c:3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3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f9dec-334c-41ed-8413-b93011f5e5f7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(NRF-notify) NF registered (../lib/sbi/nnrf-handler.c:62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(NRF-notify) NF Profile updated (../lib/sbi/nnrf-handler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WARNING: PFCP[REQ] has already been associated (../src/upf/pfcp-sm.c:20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127.0.0.4]:2123 (../lib/gt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::1]:2123 (../lib/gt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127.0.0.4]:2152 (../lib/gt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::1]:2152 (../lib/gt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pfcp_server() [127.0.0.4]:8805 (../lib/pfc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pfcp_server() [::1]:8805 (../lib/pfc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ogs_pfcp_connect() [127.0.0.7]:8805 (../lib/pfcp/path.c:6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smf-pdusession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4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MF initialize...done (../src/sm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PFCP associated (../src/smf/pfcp-sm.c:17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diam</text:p>
          </table:table-cell>
          <table:table-cell office:value-type="string" calcext:value-type="string">
            <text:p><text:s/>INFO: CONNECTED TO 'pcrf.localdomain' (SCTP,soc#21): (../lib/diameter/common/logger.c:10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d38cc-334c-41ed-ba01-c96776889f1f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5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5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59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PFCP de-associated (../src/upf/pfcp-sm.c:17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5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PF terminate...done (../src/upf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6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up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6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up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66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pfcp_server() [127.0.0.7]:8805 (../lib/pfc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66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127.0.0.7]:2152 (../lib/gtp/path.c: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367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PF initialize...done (../src/up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0f67d04-3338-41ed-8d09-a9b3accc9481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0f7fe18-3338-41ed-8655-1139155df1f4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0fa4196-3338-41ed-a318-095a547e7f60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101aae4-3338-41ed-85e9-d5ea635983cb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105a018-3338-41ed-8e25-89e316bb2987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10a1bf2-3338-41ed-b132-7b20786fac5a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f9dec-334c-41ed-8413-b93011f5e5f7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d38cc-334c-41ed-ba01-c96776889f1f] NF de-registered (../src/nrf/nf-sm.c:20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RF terminate...done (../src/nrf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6:</text:p>
          </table:table-cell>
          <table:table-cell office:value-type="string" calcext:value-type="string">
            <text:p><text:s text:c="2"/>diam</text:p>
          </table:table-cell>
          <table:table-cell office:value-type="string" calcext:value-type="string">
            <text:p><text:s/>INFO: CONNECTED TO 'pcrf.localdomain' (SCTP,soc#9): (../lib/diameter/common/logger.c:10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nr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nr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9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0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9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::1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2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RF initialize...done (../src/nr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0f67d04-3338-41ed-8d09-a9b3accc9481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0f67d04-3338-41ed-8d09-a9b3accc9481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1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AUSF terminate...done (../src/ausf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aus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aus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ausf-auth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1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AUSF initialize...done (../src/aus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0d9e4a-334c-41ed-860b-2f1c991745ce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0d9e4a-334c-41ed-860b-2f1c991745ce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0f7fe18-3338-41ed-8655-1139155df1f4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0f7fe18-3338-41ed-8655-1139155df1f4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1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M terminate...done (../src/udm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udm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udm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m-ueau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m-uecm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m-sdm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2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M initialize...done (../src/udm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RF-notify) NF registered (../lib/sbi/nnrf-handler.c:62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RF-notify) NF Profile updated (../lib/sbi/nnrf-handler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0fa4196-3338-41ed-a318-095a547e7f60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0a3b0-334c-41ed-a78c-e58738c840eb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7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0fa4196-3338-41ed-a318-095a547e7f60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5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PCF terminate...done (../src/pcf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pc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pc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[dbi]</text:p>
          </table:table-cell>
          <table:table-cell office:value-type="string" calcext:value-type="string">
            <text:p>INFO: MongoDB URI: 'mongodb://localhost/open5gs' (../lib/dbi/ogs-mongoc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pcf-am-policy-control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pcf-smpolicycontrol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pcf-policyauthorization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3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PCF initialize...done (../src/pc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22f50-334c-41ed-9b3a-b793e86c0927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101aae4-3338-41ed-85e9-d5ea635983cb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101aae4-3338-41ed-85e9-d5ea635983cb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SSF terminate...done (../src/nssf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nss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nss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5241c-334c-41ed-9048-01db86951554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nssf-nsselection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4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SSF initialize...done (../src/nss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5241c-334c-41ed-9048-01db86951554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105a018-3338-41ed-8e25-89e316bb2987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105a018-3338-41ed-8e25-89e316bb2987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69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BSF terminate...done (../src/bsf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bsf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bsf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bsf-management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5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BSF initialize...done (../src/bsf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10a1bf2-3338-41ed-b132-7b20786fac5a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7f688-334c-41ed-b86e-6d6a44f8c143] (NRF-notify) NF registered (../lib/sbi/nnrf-handler.c:62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7f688-334c-41ed-b86e-6d6a44f8c143] (NRF-notify) NF Profile updated (../lib/sbi/nnrf-handler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7f688-334c-41ed-b86e-6d6a44f8c143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10a1bf2-3338-41ed-b132-7b20786fac5a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7f688-334c-41ed-b86e-6d6a44f8c143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0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R terminate...done (../src/udr/app.c: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udr.yaml' (../lib/app/ogs-init.c:12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udr.log' (../lib/app/ogs-init.c:12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registered (../lib/sbi/nnrf-handler.c:62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Profile updated (../lib/sbi/nnrf-handler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[dbi]</text:p>
          </table:table-cell>
          <table:table-cell office:value-type="string" calcext:value-type="string">
            <text:p>INFO: MongoDB URI: 'mongodb://localhost/open5gs' (../lib/dbi/ogs-mongoc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r-dr] (../lib/sbi/context.c:139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20]:7777 (../lib/sbi/nghttp2-serv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R initialize...done (../src/udr/app.c: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registered (../lib/sbi/nnrf-handler.c:62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Profile updated (../lib/sbi/nnrf-handler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991aa-334c-41ed-be7c-495263461f43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4.34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f9dec-334c-41ed-8413-b93011f5e5f7] HTTP response error [404] (../lib/sbi/nf-sm.c:27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4.34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4.34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95df9dec-334c-41ed-8413-b93011f5e5f7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4.35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d38cc-334c-41ed-ba01-c96776889f1f] HTTP response error [404] (../lib/sbi/nf-sm.c:27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4.35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NF de-registered (../lib/sbi/nf-sm.c:24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4.350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95dd38cc-334c-41ed-ba01-c96776889f1f] (../src/nrf/nrf-sm.c:1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5.343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ogs_pfcp_connect() [127.0.0.4]:8805 (../lib/pfcp/path.c:6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5.343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WARNING: cannot handle PFCP message type[1] (../src/upf/pfcp-sm.c:1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4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f9dec-334c-41ed-8413-b93011f5e5f7] Retry to registration with NRF (../lib/sbi/nf-sm.c:40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4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47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f9dec-334c-41ed-8413-b93011f5e5f7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d38cc-334c-41ed-ba01-c96776889f1f] Retry to registration with NRF (../lib/sbi/nf-sm.c:40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1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d38cc-334c-41ed-ba01-c96776889f1f] NF registered [Heartbeat:10s] (../src/nrf/nf-sm.c:19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d38cc-334c-41ed-ba01-c96776889f1f] (NRF-notify) NF has already been added (../lib/sbi/nn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(NRF-notify) NF Profile updated (../lib/sbi/nnrf-handler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4:80] (../lib/sbi/context.c:156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4:7777] (../lib/sbi/context.c:147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NF registered [Heartbeat:10s] (../lib/sbi/nf-sm.c:22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7.843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WARNING: [2] REMOTE Request Duplicated. Discard! for step 1 type 1 peer [127.0.0.4]:8805 (../lib/pfc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1]:39103 in ng-path module (../src/amf/ngap-sctp.c:11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1] in master_sm module (../src/amf/amf-sm.c:65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gNBs is now 1 (../src/amf/context.c:88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1] max_num_of_ostreams : 30 (../src/amf/amf-sm.c:69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50.346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WARNING: [2] REMOTE Request Duplicated. Discard! for step 1 type 1 peer [127.0.0.4]:8805 (../lib/pfc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PFCP associated (../src/upf/pfcp-sm.c:17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WARNING: [2] LOCAL <text:s/>No Reponse. Give up! for step 1 type 1 peer [127.0.0.7]:8805 (../lib/pfcp/xact.c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WARNING: No Heartbeat from UPF [127.0.0.7]:8805 (../src/smf/pfcp-sm.c:30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PFCP de-associated (../src/smf/pfcp-sm.c:17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PFCP associated (../src/smf/pfcp-sm.c:17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2]:38034 in ng-path module (../src/amf/ngap-sctp.c:11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2] in master_sm module (../src/amf/amf-sm.c:65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gNBs is now 2 (../src/amf/context.c:88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2] max_num_of_ostreams : 30 (../src/amf/amf-sm.c:69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52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InitialUEMessage (../src/amf/ngap-handler.c:36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53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gNB-UEs is now 1 (../src/amf/context.c:2132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53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Unknown UE by 5G-S_TMSI[AMF_ID:0x20000,M_TMSI:0x7255bc1e] (../src/amf/ngap-handler.c:4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53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<text:s text:c="4"/>RAN_UE_NGAP_ID[1] AMF_UE_NGAP_ID[1] TAC[7] CellID[0x670001] (../src/amf/ngap-handler.c:497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suci-0-001-01-0000-0-0-0123456780] Unknown UE by SUCI (../src/amf/context.c:144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AMF-UEs is now 1 (../src/amf/context.c:12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Registration request (../src/amf/gmm-sm.c:135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[suci-0-001-01-0000-0-0-0123456780] <text:s text:c="3"/>SUCI (../src/amf/gmm-handler.c:14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ausf-auth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0d9e4a-334c-41ed-860b-2f1c991745ce] (NF-discover) NF registered (../lib/sbi/nnrf-handler.c:7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0d9e4a-334c-41ed-860b-2f1c991745ce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udm-uecm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registered (../lib/sbi/nnrf-handler.c:7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udm-sdm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610a3b0-334c-41ed-a78c-e58738c840eb] (NF-discover) NF has already been added (../lib/sbi/n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12:80] (../lib/sbi/context.c:156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12:7777] (../lib/sbi/context.c:147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pcf-am-policy-control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registered (../lib/sbi/nnrf-handler.c:7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6.9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[imsi-001010123456780] Registration complete (../src/amf/gmm-sm.c:112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imsi-001010123456780] Configuration update command (../src/amf/nas-path.c:43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<text:s text:c="4"/>UTC [2022-09-13T10:13:17] Timezone[0]/DST[0] (../src/amf/gmm-build.c:53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<text:s text:c="4"/>LOCAL [2022-09-13T17:13:17] Timezone[25200]/DST[0] (../src/amf/gmm-build.c:53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AMF-Sessions is now 1 (../src/amf/context.c:214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UE SUPI[imsi-001010123456780] DNN[internet] S_NSSAI[SST:1 SD:0xffffff] (../src/amf/gmm-handler.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[Added] Number of SMF-UEs is now 1 (../src/smf/context.c:89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[Added] Number of SMF-Sessions is now 1 (../src/smf/context.c:2973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udm-sdm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registered (../lib/sbi/nnrf-handler.c:7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pcf-smpolicycontrol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registered (../lib/sbi/nnrf-handler.c:7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[Added] Number of UPF-Sessions is now 1 (../src/upf/context.c:178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connect() [127.0.0.4]:2152 (../lib/gtp/path.c:6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UE F-SEID[CP:0x1 UP:0x1] APN[internet] PDN-Type[1] IPv4[10.45.0.2] IPv6[] (../src/upf/context.c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UE F-SEID[CP:0x1 UP:0x1] APN[internet] PDN-Type[1] IPv4[10.45.0.2] IPv6[] (../src/upf/context.c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connect() [127.0.1.2]:2152 (../lib/gtp/path.c:6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UE SUPI[imsi-001010123456780] DNN[internet] IPv4[10.45.0.2] IPv6[] (../src/smf/npcf-handler.c:4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connect() [127.0.0.7]:2152 (../lib/gtp/path.c:60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amf-comm] (../lib/sbi/path.c:114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(NF-discover) NF registered (../lib/sbi/nnrf-handler.c:7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(NF-discover) NF Profile updated (../lib/sbi/nnrf-handle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3:17.385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ERROR: [imsi-001010123456780] No GUTI allocated (../src/amf/gmm-sm.c:346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6:10.650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2] connection refused!!! (../src/amf/amf-sm.c:71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6:10.650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Removed] Number of gNBs is now 1 (../src/amf/context.c:907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6:10.65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Removed] Number of gNB-UEs is now 0 (../src/amf/context.c:2139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6:18.569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1] connection refused!!! (../src/amf/amf-sm.c:711)</text:p>
          </table:table-cell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<text:s/>17:16:18.569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Removed] Number of gNBs is now 0 (../src/amf/context.c:907)</text:p>
          </table:table-cell>
          <table:table-cell table:number-columns-repeated="2"/>
        </table:table-row>
        <table:table-row table:style-name="ro1" table:number-rows-repeated="16">
          <table:table-cell table:style-name="ce1"/>
          <table:table-cell table:number-columns-repeated="5"/>
        </table:table-row>
        <table:table-row table:style-name="ro1" table:number-rows-repeated="10483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column table:style-name="co5" table:number-columns-repeated="2" table:default-cell-style-name="ce5"/>
        <table:table-row table:style-name="ro1"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sc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ct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di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diam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di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diam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[dbi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[dbi]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[dbi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[dbi]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10483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ce Script MT" svg:font-family="'Palace Script MT'" style:font-adornments="Fett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028in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_20_1" style:display-name="Heading 1" style:family="table-cell" style:parent-style-name="Heading">
      <style:table-cell-properties fo:background-color="#f78538" style:direction="ltr" style:rotation-angle="0"/>
      <style:text-properties fo:color="#000080" style:font-name="Liberation Sans1" fo:font-family="'Liberation Sans'" style:font-style-name="Fett" style:font-family-generic="swiss" style:font-pitch="variable" fo:font-size="10pt" fo:font-style="normal" fo:font-weight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008in 0.0138in 0.0008in" fo:padding="0.028in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style:text-outline="true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style:font-name="Liberation Serif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008in 0.0138in 0.0008in" fo:padding="0.0193in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008in 0.0138in 0.0008in" style:direction="ltr" fo:padding="0.0138in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1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21T15:56:57.700208232</dc:date>
    <meta:editing-duration>PT25M50S</meta:editing-duration>
    <meta:editing-cycles>7</meta:editing-cycles>
    <meta:document-statistic meta:table-count="2" meta:cell-count="1334" meta:object-count="0"/>
  </office:meta>
</office:document-meta>
</file>